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1B0000001882472177.png"/>
  <manifest:file-entry manifest:media-type="image/png" manifest:full-path="Pictures/10000000000000490000002848B749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2*"/>
    </style:style>
    <style:style style:name="Tabelle1.B" style:family="table-column">
      <style:table-column-properties style:column-width="8.493cm" style:rel-column-width="32743*"/>
    </style:style>
    <style:style style:name="Tabelle1.C" style:family="table-column">
      <style:table-column-properties style:column-width="4.246cm" style:rel-column-width="1637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bold" style:text-blinking="false" style:font-size-asian="10pt" style:font-size-complex="10pt"/>
    </style:style>
    <style:style style:name="P2" style:family="paragraph" style:parent-style-name="Standard"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bold" style:text-blinking="false" style:font-size-asian="10pt" style:font-size-complex="10pt"/>
    </style:style>
    <style:style style:name="P6" style:family="paragraph" style:parent-style-name="Standard" style:list-style-name="L1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bold" style:text-blinking="false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10" style:family="paragraph" style:parent-style-name="Standard" style:list-style-name="L2"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bold" style:text-blinking="false" style:font-size-asian="10pt" style:font-size-complex="10pt"/>
    </style:style>
    <style:style style:name="T2" style:family="text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333333" style:text-line-through-style="none" style:font-name="Times New Roman" fo:font-size="10pt" fo:letter-spacing="normal" fo:font-style="italic" style:text-underline-style="none" fo:font-weight="normal" style:text-blinking="false" style:font-size-asian="10pt" style:font-weight-asian="normal" style:font-size-complex="10pt" style:font-weight-complex="normal"/>
    </style:style>
    <style:style style:name="T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65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padding="0cm" fo:border="0.002cm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chnikerschule Erlangen</text:p>
          </table:table-cell>
          <table:table-cell table:style-name="Tabelle1.A1" office:value-type="string">
            <text:p text:style-name="P3">Thema: <text:s/>Github Desktop installieren</text:p>
          </table:table-cell>
          <table:table-cell table:style-name="Tabelle1.C1" office:value-type="string">
            <text:p text:style-name="P3">Datum: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>Schuljahr 2016/17</text:p>
          </table:table-cell>
        </table:table-row>
      </table:table>
      <text:p text:style-name="P1"/>
      <text:section text:style-name="Sect1" text:name="article-platform-nav">
        <text:list xml:id="list6475966884688317543" text:style-name="L1">
          <text:list-item>
            <text:p text:style-name="P5">Github User anlegen:</text:p>
            <text:p text:style-name="P5"/>
            <text:p text:style-name="P8">Zuerst benötigt man ein Account – dieser ist kostenlos unter </text:p>
            <text:p text:style-name="P4"><text:a xlink:type="simple" xlink:href="https://help.github.com/articles/signing-up-for-a-new-github-account/" text:style-name="Internet_20_link" text:visited-style-name="Visited_20_Internet_20_Link"><text:span text:style-name="T4">https://help.github.com/articles/signing-up-for-a-new-github-account</text:span></text:a><text:a xlink:type="simple" xlink:href="https://help.github.com/articles/signing-up-for-a-new-github-account/" text:style-name="Internet_20_link" text:visited-style-name="Visited_20_Internet_20_Link"><text:span text:style-name="T2">/</text:span></text:a></text:p>
            <text:p text:style-name="P4"><text:span text:style-name="T2"/></text:p>
          </text:list-item>
          <text:list-item>
            <text:p text:style-name="P4"><text:span text:style-name="T2">Diesen User mir mitteilen. Dann ermöglich ich Ihnen den Zugriff auf ihr Projekt Repository.</text:span></text:p>
            <text:p text:style-name="P8"/>
          </text:list-item>
          <text:list-item>
            <text:p text:style-name="P4"><text:span text:style-name="T1">Github Verzeichnis anlegen - leer</text:span></text:p>
            <text:p text:style-name="P5"/>
          </text:list-item>
          <text:list-item>
            <text:p text:style-name="P5">Github Desktop download:</text:p>
          </text:list-item>
        </text:list>
        <text:p text:style-name="P1"><text:tab/><text:span text:style-name="T5">Download und installieren Sie den github Desktop</text:span></text:p>
        <text:p text:style-name="Standard"><text:span text:style-name="T2"><text:tab/></text:span><text:a xlink:type="simple" xlink:href="https://desktop.github.com/" text:style-name="Internet_20_link" text:visited-style-name="Visited_20_Internet_20_Link">https://desktop.github.com/</text:a></text:p>
        <text:p text:style-name="P7"/>
        <text:list xml:id="list27186468" text:continue-numbering="true" text:style-name="L1">
          <text:list-item>
            <text:p text:style-name="P5">Desktop konfigurieren:</text:p>
            <text:p text:style-name="P5"/>
          </text:list-item>
        </text:list>
        <text:p text:style-name="P3"><draw:frame draw:style-name="fr1" draw:name="Grafik5" text:anchor-type="paragraph" svg:x="2.2cm" svg:y="0.758cm" svg:width="0.714cm" svg:height="0.635cm" draw:z-index="1"><draw:image xlink:href="Pictures/100000000000001B0000001882472177.png" xlink:type="simple" xlink:show="embed" xlink:actuate="onLoad"/></draw:frame><text:tab/>Unter </text:p>
        <text:p text:style-name="P2"><text:tab/>rechts oben, Options anklicken. <text:s/>Hier Einstellungen der Name und Email prüfen.</text:p>
        <text:p text:style-name="P2"/>
        <text:list xml:id="list27202892" text:continue-numbering="true" text:style-name="L1">
          <text:list-item>
            <text:p text:style-name="P5">Github Repository anbinden:</text:p>
            <text:p text:style-name="P5"><text:tab/></text:p>
            <text:p text:style-name="P8">Wenn auf github ein Repository existiert – unter + Zeichen links – Clone anklicken und vorgegebenes Repository und Verzeichnis angeben.</text:p>
            <text:p text:style-name="P6"/>
          </text:list-item>
          <text:list-item>
            <text:p text:style-name="P5">Desktop Working Area anlegen:</text:p>
          </text:list-item>
        </text:list>
        <text:p text:style-name="P2"/>
        <text:p text:style-name="P2">I<text:tab/>Im Clone Pfad ein Verzeichnis für das Working Area angeben. </text:p>
        <text:p text:style-name="P2"><text:tab/>(Verzeichnis sollte existieren und erstmal leer sein.)</text:p>
        <text:p text:style-name="P2"><text:tab/>Unter Login Github auswählen und Account auf github angeben. </text:p>
        <text:p text:style-name="P2"><draw:frame draw:style-name="fr2" draw:name="Grafik4" text:anchor-type="paragraph" svg:x="1.427cm" svg:y="0.321cm" svg:width="12.416cm" svg:height="4.544cm" draw:z-index="0"><draw:image xlink:href="https://help.github.com/assets/images/help/desktop/auth_log_in.png" xlink:type="simple" xlink:show="embed" xlink:actuate="onLoad"/></draw:frame></text:p>
        <text:list xml:id="list5863030079743880063" text:style-name="L2">
          <text:list-header>
            <text:p text:style-name="P10"/>
          </text:list-header>
        </text:list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tab/>Jetzt erstmal Inhalte von github durch clone runterholen. <text:s/>Hier wieder + Zeichen anklicken. Dann clone auf <text:tab/>entsprechende github Repository. </text:p>
        <text:p text:style-name="P3"><text:tab/>→ Jetzt sind alle Dateien des Repositories im ausgewählten Verzeichnis und können geändert werden.</text:p>
        <text:p text:style-name="P3"><text:tab/>→ Über Repository rechte Maustaste 'Open in Explorer' . </text:p>
        <text:p text:style-name="P3"><text:tab/>→ Dateien verändern oder ergänzen.</text:p>
        <text:p text:style-name="P3"><text:tab/>→ Summary und Beschreibung angeben und Commiten.</text:p>
        <text:p text:style-name="P3"><draw:frame draw:style-name="fr1" draw:name="Grafik1" text:anchor-type="paragraph" svg:x="0.462cm" svg:y="0.231cm" svg:width="1.931cm" svg:height="1.058cm" draw:z-index="2"><draw:image xlink:href="Pictures/10000000000000490000002848B74906.png" xlink:type="simple" xlink:show="embed" xlink:actuate="onLoad"/></draw:frame></text:p>
        <text:p text:style-name="P3">→ Über Symbol (siehe oben) welches rechts oben ist, lokales auf github spielen.</text:p>
        <text:p text:style-name="P3"/>
        <text:p text:style-name="P2">Beachte: Auch Veränderungen auf github holen über dieses Symbol – wenn andere auch Änderungen einbringen!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9-27T07:34:12.58</meta:creation-date>
    <dc:date>2016-10-17T07:01:30.91</dc:date>
    <dc:creator>Yvonne Fitzgerald</dc:creator>
    <meta:editing-duration>PT1H45S</meta:editing-duration>
    <meta:editing-cycles>7</meta:editing-cycles>
    <meta:generator>OpenOffice/4.1.1$Win32 OpenOffice.org_project/411m6$Build-9775</meta:generator>
    <meta:printed-by>Yvonne Fitzgerald</meta:printed-by>
    <meta:print-date>2016-10-17T07:00:57.84</meta:print-date>
    <meta:document-statistic meta:table-count="1" meta:image-count="3" meta:object-count="0" meta:page-count="1" meta:paragraph-count="29" meta:word-count="210" meta:character-count="1516"/>
  </office:meta>
</office:document-meta>
</file>